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each Burgu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Fet per Joan Pons Sanch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ció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· Sobre que va la presentació?</text:p>
              </text:list-item>
              <text:list-item>
                <text:p>· Quins punts anem a veure?</text:p>
              </text:list-item>
              <text:list-item>
                <text:p>· Llenguatges utilitzats</text:p>
              </text:list-item>
              <text:list-item>
                <text:p>· FrameWork utilitza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u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2"><text:span text:style-name="T1">· </text:span>Planificació de treball</text:p>
              </text:list-item>
              <text:list-item>
                <text:p text:style-name="P2"><text:span text:style-name="T1">· </text:span>Organització del temps</text:p>
              </text:list-item>
              <text:list-item>
                <text:p text:style-name="P2"><text:span text:style-name="T1">· </text:span>Resoldre els problemes trobats</text:p>
              </text:list-item>
              <text:list-item>
                <text:p text:style-name="P2"><text:span text:style-name="T1">· </text:span>Creació d’una pàgina web</text:p>
              </text:list-item>
              <text:list-item>
                <text:p text:style-name="P2"><text:span text:style-name="T1">·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llaç a la Web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2:16:47.127400229</meta:creation-date>
    <meta:editing-duration>PT2M11S</meta:editing-duration>
    <meta:editing-cycles>2</meta:editing-cycles>
    <meta:generator>LibreOffice/6.4.7.2$Linux_X86_64 LibreOffice_project/40$Build-2</meta:generator>
    <dc:title>Alizarin</dc:title>
    <dc:date>2022-02-21T13:36:54.718670085</dc:date>
    <meta:document-statistic meta:object-count="57"/>
  </office:meta>
</office:document-meta>
</file>